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78f" officeooo:paragraph-rsid="001cf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2:42:32.154199338</meta:creation-date>
    <dc:date>2018-07-28T22:43:39.028960627</dc:date>
    <meta:editing-duration>PT1M2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3.2$Linux_X86_64 LibreOffice_project/00m0$Build-2</meta:generator>
  </office:meta>
</office:document-meta>
</file>